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Helvetica Neue" svg:font-family="'Helvetica Neue', Helvetica, Arial, sans-serif"/>
    <style:font-face style:name="Mangal1" svg:font-family="Mangal"/>
    <style:font-face style:name="hurme no2-webfont" svg:font-family="'hurme no2-webfont', apple-system, BlinkMacSystemFont,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c834"/>
    </style:style>
    <style:style style:name="P2" style:family="paragraph" style:parent-style-name="Standard">
      <style:text-properties officeooo:paragraph-rsid="00238d7a"/>
    </style:style>
    <style:style style:name="T1" style:family="text">
      <style:text-properties officeooo:rsid="001a7008"/>
    </style:style>
    <style:style style:name="T2" style:family="text">
      <style:text-properties fo:font-variant="normal" fo:text-transform="none" fo:color="#2d3639" style:font-name="Liberation Serif" fo:font-size="12pt" fo:letter-spacing="normal" fo:font-style="normal" fo:font-weight="normal"/>
    </style:style>
    <style:style style:name="T3" style:family="text">
      <style:text-properties fo:font-variant="normal" fo:text-transform="none" fo:color="#333333" style:font-name="Liberation Serif" fo:font-size="12pt" fo:letter-spacing="normal" fo:font-style="normal" fo:font-weight="bold" style:font-size-asian="12pt" style:font-size-complex="12pt"/>
    </style:style>
    <style:style style:name="T4" style:family="text">
      <style:text-properties fo:font-variant="normal" fo:text-transform="none" fo:color="#333333" style:font-name="Liberation Serif" fo:font-size="12pt" fo:letter-spacing="normal" fo:font-style="normal" fo:font-weight="normal" officeooo:rsid="0021b70f" style:font-size-asian="12pt" style:font-weight-asian="normal" style:font-size-complex="12pt" style:font-weight-complex="normal"/>
    </style:style>
    <style:style style:name="T5" style:family="text">
      <style:text-properties fo:font-variant="normal" fo:text-transform="none" fo:color="#333333" style:font-name="Liberation Serif" fo:font-size="12pt" fo:letter-spacing="normal" fo:font-style="normal" fo:font-weight="normal" officeooo:rsid="00238d7a" style:font-size-asian="12pt" style:font-weight-asian="normal" style:font-size-complex="12pt" style:font-weight-complex="normal"/>
    </style:style>
    <style:style style:name="T6" style:family="text">
      <style:text-properties fo:font-variant="normal" fo:text-transform="none" fo:color="#242729" style:font-name="Liberation Serif" fo:font-size="11.25pt" fo:letter-spacing="normal" fo:font-style="normal" fo:font-weight="normal" officeooo:rsid="00238d7a" style:font-size-asian="12pt" style:font-weight-asian="normal" style:font-size-complex="12pt" style:font-weight-complex="normal"/>
    </style:style>
    <style:style style:name="T7" style:family="text">
      <style:text-properties fo:font-variant="normal" fo:text-transform="none" fo:color="#242729" style:font-name="Arial" fo:font-size="11.25pt" fo:letter-spacing="normal" fo:font-style="normal" fo:font-weight="normal" officeooo:rsid="00238d7a" style:font-size-asian="12pt" style:font-weight-asian="normal" style:font-size-complex="12pt" style:font-weight-complex="normal"/>
    </style:style>
    <style:style style:name="T8" style:family="text">
      <style:text-properties style:font-name="Liberation Serif"/>
    </style:style>
    <style:style style:name="T9" style:family="text">
      <style:text-properties officeooo:rsid="0020c834"/>
    </style:style>
    <style:style style:name="T10" style:family="text">
      <style:text-properties fo:font-size="18pt" officeooo:rsid="001a7008" style:font-size-asian="18pt"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João Marcelo Alves Barbosa Ferreira</text:span><text:span text:style-name="T1"><text:line-break/><text:line-break/>2.5 - </text:span><text:span text:style-name="T2">The umbrella activities occur throughout the software process they are applied evenly across the process, the analysis encompasses a set of work tasks (eg. requirement gathering, elaboration, negotiation specification and validation). A process framework has a set of umbrella activities that are applicable across the entire software process. These activities include Software project tracking and control, Risk management, Software quality assurance, and formal technical reviews, measurement, Software configuration management, reusability management and work product preparation and production.</text:span><text:span text:style-name="T8"> </text:span><text:line-break/><text:line-break/><text:span text:style-name="T1">4.10 – Yes, it is. But to say that a program is correct you need to do a lot of very meticulous tests, it makes a trade off between time and assurance your program is okay. That is the reason everybody is not doing these tests.<text:line-break/><text:line-break/>5.3 – An iterate process is easier to make a change beacuse it will only modify a part of the program doing a minimum-scale change.<text:line-break/><text:line-break/>6.6 -<text:tab/>a) Open paradigm. Because insurance is a critical section and collective work with heavy communication is required.<text:line-break/><text:tab/>b) Closed paradigm. Because you need that heavy hierarchy and innovation (in the way of changing how the security programs works) <text:s/>is not that important to make a defense system.<text:line-break/><text:tab/>c) It depends on the team but I think an open or synchronous paradigm should work. Synchronous if the team wants to work like how software engineering groups worked in the 90s, everyone doing their jobs separately, and Open paradigm if they want to work with a lot of communication and consensus.<text:line-break/><text:tab/>d) As a major software company, i would divide my team into two parts, one team with a random paradigm structure and the other one in a open paradigm structure. In that way, the team will stablish a balance between innovation and communication.<text:line-break/><text:line-break/>7.9 - “</text:span>Granularity refers to the level of detail that is introduced as a project plan is developed. A “high-granularity” plan provides significant work task detail that is planned over relatively short time increments (so that tracking and control occur frequently). A “low-granularity” plan provides broader work tasks that are planned over longer ti<text:span text:style-name="T9">m</text:span>e periods. In general, granularity moves from high to low as the project timeline moves away from the current date.” - <text:span text:style-name="T3">Software Engineering 7th ED By Roger S. Pressman</text:span></text:p>
      <text:p text:style-name="P1"><text:span text:style-name="T9"><text:s/></text:span></text:p>
      <text:p text:style-name="P2"><text:span text:style-name="T9">7.13 – A successful test is one that reveal an error that you did not know existed before.<text:line-break/><text:line-break/>8.13 – Unconsensual decisions, bad time management (4 meetings), one of the customers asking for a thing that is unecessary.<text:line-break/><text:line-break/>8.17 - “</text:span>(1) distributed debugging uncovers errors and determines their cause, (2) run-time verifi cation determines whether software matches its specifi cation, (3) run-time validation assesses whether the evolving software meets user goals, (4) business activity monitoring evaluates whether a system satisfi es business goals, and (5) evolution and codesign provides information to stakeholders as the system evolves.” - <text:s/><text:span text:style-name="T3">Software Engineering 7th ED By Roger S. Pressman<text:line-break/><text:line-break/></text:span><text:span text:style-name="T4">10.7 – An analysis package is a group of various elements of the requirements model (e.g., use cases, analysis classes) that are categorized in a manner that packages them as grouping that is given a representative name. They are used to organize and categorize the requirements.</text:span></text:p>
      <text:p text:style-name="P2"><text:soft-page-break/><text:span text:style-name="T5">11.2 -T</text:span><text:span text:style-name="T6">he difference between these two models is that one models the sequence of a certain function, whilst the other models the state throughout a function being carried out.</text:span><text:span text:style-name="T5"> The similarities are that the two models are used to show the various states of an entity(object) in your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Helvetica Neue" svg:font-family="'Helvetica Neue', Helvetica, Arial, sans-serif"/>
    <style:font-face style:name="Mangal1" svg:font-family="Mangal"/>
    <style:font-face style:name="hurme no2-webfont" svg:font-family="'hurme no2-webfont', apple-system, BlinkMacSystemFont,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04:04.887000000</meta:creation-date>
    <meta:editing-cycles>1</meta:editing-cycles>
    <meta:editing-duration>PT8M37S</meta:editing-duration>
    <dc:date>2019-10-01T10:31:28.992000000</dc:date>
    <meta:document-statistic meta:table-count="0" meta:image-count="0" meta:object-count="0" meta:page-count="2" meta:paragraph-count="4" meta:word-count="576" meta:character-count="3634" meta:non-whitespace-character-count="3041"/>
    <meta:generator>LibreOffice/5.4.5.1$Windows_X86_64 LibreOffice_project/79c9829dd5d8054ec39a82dc51cd9eff340dbee8</meta:generator>
  </office:meta>
</office:document-meta>
</file>